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6.281139584" calcext:value-type="float">
            <text:p>216.2811395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table:formula="of:=AVERAGE([.$C1:.$C50])" office:value-type="float" office:value="216.2955877352" calcext:value-type="float">
            <text:p>216.29558773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6.184830584" calcext:value-type="float">
            <text:p>216.1848305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table:style-name="ce1" table:formula="of:=AVERAGE([.$C51:.$C100])" office:value-type="float" office:value="238.3560407112" calcext:value-type="float">
            <text:p>238.3560407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16.097263264" calcext:value-type="float">
            <text:p>216.0972632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table:style-name="ce1" table:formula="of:=AVERAGE([.$C101:.$C150])" office:value-type="float" office:value="213.7701169496" calcext:value-type="float">
            <text:p>213.77011694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16.501654624" calcext:value-type="float">
            <text:p>216.5016546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table:style-name="ce1" table:formula="of:=AVERAGE([.$C150:.$C200])" office:value-type="float" office:value="216.17592253302" calcext:value-type="float">
            <text:p>216.1759225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16.720812504" calcext:value-type="float">
            <text:p>216.72081250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5.946612784" calcext:value-type="float">
            <text:p>215.9466127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6.511839944" calcext:value-type="float">
            <text:p>216.5118399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9.275938864" calcext:value-type="float">
            <text:p>219.2759388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18.568150464" calcext:value-type="float">
            <text:p>218.5681504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15.359535384" calcext:value-type="float">
            <text:p>215.3595353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14.869290264" calcext:value-type="float">
            <text:p>214.8692902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214.761687904" calcext:value-type="float">
            <text:p>214.76168790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17.792353224" calcext:value-type="float">
            <text:p>217.7923532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13.632902584" calcext:value-type="float">
            <text:p>213.6329025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17.137260184" calcext:value-type="float">
            <text:p>217.1372601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14.064224224" calcext:value-type="float">
            <text:p>214.0642242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14.269311144" calcext:value-type="float">
            <text:p>214.2693111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17.990190024" calcext:value-type="float">
            <text:p>217.9901900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17.559243824" calcext:value-type="float">
            <text:p>217.5592438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214.683611144" calcext:value-type="float">
            <text:p>214.6836111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17.965375584" calcext:value-type="float">
            <text:p>217.9653755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217.662408784" calcext:value-type="float">
            <text:p>217.6624087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217.686358464" calcext:value-type="float">
            <text:p>217.6863584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217.863209984" calcext:value-type="float">
            <text:p>217.8632099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214.717176984" calcext:value-type="float">
            <text:p>214.7171769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14.679730584" calcext:value-type="float">
            <text:p>214.6797305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float" office:value="217.388791664" calcext:value-type="float">
            <text:p>217.3887916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217.652470384" calcext:value-type="float">
            <text:p>217.6524703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218.328708504" calcext:value-type="float">
            <text:p>218.32870850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215.007340384" calcext:value-type="float">
            <text:p>215.0073403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214.980874304" calcext:value-type="float">
            <text:p>214.98087430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214.735193024" calcext:value-type="float">
            <text:p>214.7351930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office:value-type="float" office:value="214.334269304" calcext:value-type="float">
            <text:p>214.33426930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214.591761744" calcext:value-type="float">
            <text:p>214.5917617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215.058694744" calcext:value-type="float">
            <text:p>215.0586947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218.768044064" calcext:value-type="float">
            <text:p>218.7680440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218.490306984" calcext:value-type="float">
            <text:p>218.4903069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215.022232184" calcext:value-type="float">
            <text:p>215.0222321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office:value-type="float" office:value="214.992044064" calcext:value-type="float">
            <text:p>214.9920440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office:value-type="float" office:value="217.309237464" calcext:value-type="float">
            <text:p>217.3092374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213.901705544" calcext:value-type="float">
            <text:p>213.9017055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4" calcext:value-type="float">
            <text:p>34</text:p>
          </table:table-cell>
          <table:table-cell office:value-type="float" office:value="216.932772224" calcext:value-type="float">
            <text:p>216.9327722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217.229774104" calcext:value-type="float">
            <text:p>217.22977410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217.748086584" calcext:value-type="float">
            <text:p>217.74808658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float" office:value="214.949115744" calcext:value-type="float">
            <text:p>214.9491157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" calcext:value-type="float">
            <text:p>34</text:p>
          </table:table-cell>
          <table:table-cell office:value-type="float" office:value="217.450498864" calcext:value-type="float">
            <text:p>217.4504988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214.015412544" calcext:value-type="float">
            <text:p>214.0154125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217.017167224" calcext:value-type="float">
            <text:p>217.01716722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216.821195264" calcext:value-type="float">
            <text:p>216.82119526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217.271576944" calcext:value-type="float">
            <text:p>217.271576944</text:p>
          </table:table-cell>
          <table:table-cell office:value-type="string" calcext:value-type="string">
            <text:p>sumitAHB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3.109004424" calcext:value-type="float">
            <text:p>233.1090044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8.781843024" calcext:value-type="float">
            <text:p>238.7818430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8.095012864" calcext:value-type="float">
            <text:p>238.09501286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9.168377824" calcext:value-type="float">
            <text:p>239.1683778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9.470644904" calcext:value-type="float">
            <text:p>239.4706449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9.353570384" calcext:value-type="float">
            <text:p>239.3535703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8.599633944" calcext:value-type="float">
            <text:p>238.5996339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39.331195744" calcext:value-type="float">
            <text:p>239.3311957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39.267889984" calcext:value-type="float">
            <text:p>239.2678899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1.769961904" calcext:value-type="float">
            <text:p>241.7699619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41.948836824" calcext:value-type="float">
            <text:p>241.9488368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41.573847704" calcext:value-type="float">
            <text:p>241.5738477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41.246215384" calcext:value-type="float">
            <text:p>241.2462153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41.165635064" calcext:value-type="float">
            <text:p>241.16563506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41.464769704" calcext:value-type="float">
            <text:p>241.4647697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37.757605264" calcext:value-type="float">
            <text:p>237.75760526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7.739733704" calcext:value-type="float">
            <text:p>237.7397337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37.673688024" calcext:value-type="float">
            <text:p>237.6736880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37.716430824" calcext:value-type="float">
            <text:p>237.7164308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39.331923384" calcext:value-type="float">
            <text:p>239.3319233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40.536265704" calcext:value-type="float">
            <text:p>240.5362657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236.872528744" calcext:value-type="float">
            <text:p>236.8725287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237.698479544" calcext:value-type="float">
            <text:p>237.6984795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241.716971144" calcext:value-type="float">
            <text:p>241.7169711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237.568961024" calcext:value-type="float">
            <text:p>237.5689610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236.794841704" calcext:value-type="float">
            <text:p>236.7948417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40.307564944" calcext:value-type="float">
            <text:p>240.3075649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236.478801584" calcext:value-type="float">
            <text:p>236.4788015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235.411936984" calcext:value-type="float">
            <text:p>235.4119369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235.430101664" calcext:value-type="float">
            <text:p>235.43010166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237.675492744" calcext:value-type="float">
            <text:p>237.6754927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float" office:value="238.752469824" calcext:value-type="float">
            <text:p>238.7524698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  <table:table-cell office:value-type="float" office:value="237.661994944" calcext:value-type="float">
            <text:p>237.6619949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float" office:value="237.411654384" calcext:value-type="float">
            <text:p>237.4116543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float" office:value="237.370911504" calcext:value-type="float">
            <text:p>237.3709115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float" office:value="239.637377424" calcext:value-type="float">
            <text:p>239.6373774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237.546138384" calcext:value-type="float">
            <text:p>237.5461383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236.533556544" calcext:value-type="float">
            <text:p>236.5335565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240.924909104" calcext:value-type="float">
            <text:p>240.9249091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237.219569584" calcext:value-type="float">
            <text:p>237.2195695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236.824719384" calcext:value-type="float">
            <text:p>236.8247193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237.029302664" calcext:value-type="float">
            <text:p>237.02930266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236.218258224" calcext:value-type="float">
            <text:p>236.2182582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236.181797344" calcext:value-type="float">
            <text:p>236.18179734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float" office:value="236.649628304" calcext:value-type="float">
            <text:p>236.6496283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240.045346504" calcext:value-type="float">
            <text:p>240.0453465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239.615546584" calcext:value-type="float">
            <text:p>239.61554658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239.584393424" calcext:value-type="float">
            <text:p>239.58439342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235.505938864" calcext:value-type="float">
            <text:p>235.50593886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236.030755904" calcext:value-type="float">
            <text:p>236.030755904</text:p>
          </table:table-cell>
          <table:table-cell office:value-type="string" calcext:value-type="string">
            <text:p>sumit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4.656171384" calcext:value-type="float">
            <text:p>214.6561713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14.614894424" calcext:value-type="float">
            <text:p>214.61489442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16.072300984" calcext:value-type="float">
            <text:p>216.0723009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19.112549144" calcext:value-type="float">
            <text:p>219.1125491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9.321244784" calcext:value-type="float">
            <text:p>219.3212447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5.798551584" calcext:value-type="float">
            <text:p>215.7985515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19.278442504" calcext:value-type="float">
            <text:p>219.2784425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18.928030264" calcext:value-type="float">
            <text:p>218.9280302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19.371519704" calcext:value-type="float">
            <text:p>219.3715197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6.009312384" calcext:value-type="float">
            <text:p>216.0093123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17.053467864" calcext:value-type="float">
            <text:p>217.0534678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13.699358784" calcext:value-type="float">
            <text:p>213.6993587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5.271444944" calcext:value-type="float">
            <text:p>215.2714449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15.732464144" calcext:value-type="float">
            <text:p>215.7324641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19.008546544" calcext:value-type="float">
            <text:p>219.0085465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15.459634544" calcext:value-type="float">
            <text:p>215.4596345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15.174867464" calcext:value-type="float">
            <text:p>215.1748674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18.117576784" calcext:value-type="float">
            <text:p>218.1175767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17.795018424" calcext:value-type="float">
            <text:p>217.79501842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14.637716144" calcext:value-type="float">
            <text:p>214.6377161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10.432127864" calcext:value-type="float">
            <text:p>210.4321278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210.057758224" calcext:value-type="float">
            <text:p>210.05775822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212.717216184" calcext:value-type="float">
            <text:p>212.7172161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216.233418464" calcext:value-type="float">
            <text:p>216.2334184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12.947301584" calcext:value-type="float">
            <text:p>212.9473015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16.352643784" calcext:value-type="float">
            <text:p>216.3526437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12.707411664" calcext:value-type="float">
            <text:p>212.7074116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213.205748464" calcext:value-type="float">
            <text:p>213.2057484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216.315330384" calcext:value-type="float">
            <text:p>216.3153303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14.496646344" calcext:value-type="float">
            <text:p>214.4966463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212.544454784" calcext:value-type="float">
            <text:p>212.5444547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float" office:value="208.551822304" calcext:value-type="float">
            <text:p>208.5518223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208.424860024" calcext:value-type="float">
            <text:p>208.42486002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212.795166824" calcext:value-type="float">
            <text:p>212.79516682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212.511232504" calcext:value-type="float">
            <text:p>212.5112325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208.515831344" calcext:value-type="float">
            <text:p>208.5158313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212.878350504" calcext:value-type="float">
            <text:p>212.8783505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214.991470944" calcext:value-type="float">
            <text:p>214.9914709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office:value-type="float" office:value="215.101759304" calcext:value-type="float">
            <text:p>215.1017593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217.769367984" calcext:value-type="float">
            <text:p>217.7693679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206.124613264" calcext:value-type="float">
            <text:p>206.1246132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office:value-type="float" office:value="206.135392904" calcext:value-type="float">
            <text:p>206.1353929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float" office:value="210.073923504" calcext:value-type="float">
            <text:p>210.0739235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210.236216704" calcext:value-type="float">
            <text:p>210.2362167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float" office:value="205.934128184" calcext:value-type="float">
            <text:p>205.9341281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210.184202944" calcext:value-type="float">
            <text:p>210.1842029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210.349520104" calcext:value-type="float">
            <text:p>210.34952010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float" office:value="206.561589584" calcext:value-type="float">
            <text:p>206.56158958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211.188956544" calcext:value-type="float">
            <text:p>211.18895654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217.054271464" calcext:value-type="float">
            <text:p>217.054271464</text:p>
          </table:table-cell>
          <table:table-cell office:value-type="string" calcext:value-type="string">
            <text:p>sumitFRFCFS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18.055147624" calcext:value-type="float">
            <text:p>218.0551476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15.854016144" calcext:value-type="float">
            <text:p>215.8540161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15.082475264" calcext:value-type="float">
            <text:p>215.0824752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15.568947064" calcext:value-type="float">
            <text:p>215.5689470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15.354998224" calcext:value-type="float">
            <text:p>215.3549982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18.302665744" calcext:value-type="float">
            <text:p>218.3026657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15.343153584" calcext:value-type="float">
            <text:p>215.34315358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18.315704944" calcext:value-type="float">
            <text:p>218.3157049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5.247408544" calcext:value-type="float">
            <text:p>215.2474085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18.328551904" calcext:value-type="float">
            <text:p>218.3285519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215.017415704" calcext:value-type="float">
            <text:p>215.0174157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214.819485264" calcext:value-type="float">
            <text:p>214.8194852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18.059622064" calcext:value-type="float">
            <text:p>218.0596220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215.063167904" calcext:value-type="float">
            <text:p>215.0631679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217.817825224" calcext:value-type="float">
            <text:p>217.8178252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17.241572504" calcext:value-type="float">
            <text:p>217.2415725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214.361359704" calcext:value-type="float">
            <text:p>214.3613597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216.896568704" calcext:value-type="float">
            <text:p>216.8965687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17.440812664" calcext:value-type="float">
            <text:p>217.4408126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217.505088784" calcext:value-type="float">
            <text:p>217.50508878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214.977916064" calcext:value-type="float">
            <text:p>214.9779160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215.097936264" calcext:value-type="float">
            <text:p>215.0979362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215.125095824" calcext:value-type="float">
            <text:p>215.1250958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15.224224584" calcext:value-type="float">
            <text:p>215.22422458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217.488206264" calcext:value-type="float">
            <text:p>217.4882062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214.721972744" calcext:value-type="float">
            <text:p>214.7219727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217.854112904" calcext:value-type="float">
            <text:p>217.8541129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217.907315544" calcext:value-type="float">
            <text:p>217.9073155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218.207652344" calcext:value-type="float">
            <text:p>218.2076523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214.905400064" calcext:value-type="float">
            <text:p>214.9054000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217.559571344" calcext:value-type="float">
            <text:p>217.5595713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214.426039104" calcext:value-type="float">
            <text:p>214.4260391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217.128094184" calcext:value-type="float">
            <text:p>217.12809418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213.968685624" calcext:value-type="float">
            <text:p>213.9686856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217.394343224" calcext:value-type="float">
            <text:p>217.3943432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office:value-type="float" office:value="214.831284464" calcext:value-type="float">
            <text:p>214.8312844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214.595858224" calcext:value-type="float">
            <text:p>214.5958582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214.367232304" calcext:value-type="float">
            <text:p>214.3672323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217.240657624" calcext:value-type="float">
            <text:p>217.2406576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214.033675664" calcext:value-type="float">
            <text:p>214.0336756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217.384789904" calcext:value-type="float">
            <text:p>217.38478990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4" calcext:value-type="float">
            <text:p>34</text:p>
          </table:table-cell>
          <table:table-cell office:value-type="float" office:value="214.584825824" calcext:value-type="float">
            <text:p>214.5848258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214.826277144" calcext:value-type="float">
            <text:p>214.8262771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office:value-type="float" office:value="217.689209864" calcext:value-type="float">
            <text:p>217.6892098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217.240533424" calcext:value-type="float">
            <text:p>217.2405334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  <table:table-cell office:value-type="float" office:value="217.286921064" calcext:value-type="float">
            <text:p>217.2869210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214.302252144" calcext:value-type="float">
            <text:p>214.3022521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office:value-type="float" office:value="217.303667824" calcext:value-type="float">
            <text:p>217.30366782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213.888002664" calcext:value-type="float">
            <text:p>213.88800266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216.680035944" calcext:value-type="float">
            <text:p>216.680035944</text:p>
          </table:table-cell>
          <table:table-cell office:value-type="string" calcext:value-type="string">
            <text:p>sumitFRFCFSPRIORHIT</text:p>
          </table:table-cell>
          <table:table-cell office:value-type="string" calcext:value-type="string">
            <text:p>samsungo18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test_curr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dimm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vdd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G20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1:14:16.124692264</dc:date>
    <meta:document-statistic meta:table-count="1" meta:cell-count="1410" meta:object-count="0"/>
    <meta:generator>LibreOffice/4.2.8.2$Linux_X86_64 LibreOffice_project/420m0$Build-2</meta:generator>
  </office:meta>
</office:document-meta>
</file>